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3ccf" officeooo:paragraph-rsid="00283cc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d321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2L14 German <text:tab/><text:tab/><text:tab/><text:tab/><text:tab/><text:tab/><text:tab/><text:tab/><text:tab/><text:tab/></text:span><text:span text:style-name="Emphasis"><text:span text:style-name="T3">ß ä ë ï ö ü</text:span></text:span> </text:p>
      <text:p text:style-name="P2"/>
      <text:p text:style-name="P2"/>
      <text:p text:style-name="P3">Vocabulary</text:p>
      <text:p text:style-name="P3"/>
      <text:p text:style-name="P3"><text:tab/><text:span text:style-name="T1">die Einladung<text:tab/><text:tab/><text:tab/><text:tab/>invitation</text:span></text:p>
      <text:p text:style-name="P3"><text:span text:style-name="T1"><text:tab/>die Party<text:tab/><text:tab/><text:tab/><text:tab/>party (more informal)</text:span></text:p>
      <text:p text:style-name="P3"><text:span text:style-name="T1"><text:tab/>die Feier<text:tab/><text:tab/><text:tab/><text:tab/>celebration (more formal)</text:span></text:p>
      <text:p text:style-name="P3"><text:span text:style-name="T1"><text:tab/>feiern<text:tab/><text:tab/><text:tab/><text:tab/><text:tab/>to celebrate</text:span></text:p>
      <text:p text:style-name="P3"><text:span text:style-name="T1"><text:tab/>das Spiel<text:tab/><text:tab/><text:tab/><text:tab/>game</text:span></text:p>
      <text:p text:style-name="P3"><text:span text:style-name="T1"><text:tab/>einladen (l[a]dt ein)<text:tab/><text:tab/><text:tab/>to invite</text:span></text:p>
      <text:p text:style-name="P3"><text:span text:style-name="T1"><text:tab/>die [U]berraschungsparty<text:tab/><text:tab/>surprise party</text:span></text:p>
      <text:p text:style-name="P3"><text:span text:style-name="T1"><text:tab/>die Dekoration<text:tab/><text:tab/><text:tab/>decoration</text:span></text:p>
      <text:p text:style-name="P3"><text:span text:style-name="T1"><text:line-break/><text:tab/></text:span><text:span text:style-name="T2">die Geburtstagkarte<text:tab/><text:tab/><text:tab/>the birthday card</text:span></text:p>
      <text:p text:style-name="P3"><text:span text:style-name="T2"><text:tab/>die Geburtstagstorte<text:tab/><text:tab/><text:tab/>the birthday cake</text:span></text:p>
      <text:p text:style-name="P3"><text:span text:style-name="T2"><text:tab/>der Luftballon<text:tab/><text:tab/><text:tab/><text:tab/>the balloon</text:span></text:p>
      <text:p text:style-name="P3"><text:span text:style-name="T2"><text:tab/>die Kerze<text:tab/><text:tab/><text:tab/><text:tab/>the candle</text:span></text:p>
      <text:p text:style-name="P3"><text:span text:style-name="T2"><text:tab/>das Geschenk<text:tab/><text:tab/><text:tab/><text:tab/>the gift</text:span></text:p>
      <text:p text:style-name="P3"><text:span text:style-name="T2"><text:tab/>das Eis<text:tab/><text:tab/><text:tab/><text:tab/><text:tab/>the ice cream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31T12:16:52.839179760</dc:date>
    <meta:editing-duration>PT1H22M12S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17" meta:word-count="68" meta:character-count="481" meta:non-whitespace-character-count="366"/>
  </office:meta>
</office:document-meta>
</file>